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9d79" officeooo:paragraph-rsid="001f9d79"/>
    </style:style>
    <style:style style:name="P2" style:family="paragraph" style:parent-style-name="Standard">
      <style:text-properties style:text-underline-style="solid" style:text-underline-width="auto" style:text-underline-color="font-color" fo:font-weight="bold" officeooo:rsid="001f9d79" officeooo:paragraph-rsid="001f9d79" style:font-weight-asian="bold" style:font-weight-complex="bold"/>
    </style:style>
    <style:style style:name="P3" style:family="paragraph" style:parent-style-name="Standard">
      <style:text-properties style:text-underline-style="solid" style:text-underline-width="auto" style:text-underline-color="font-color" fo:font-weight="bold" officeooo:rsid="00237e85" officeooo:paragraph-rsid="00237e85"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50193" officeooo:paragraph-rsid="00250193"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5660e" officeooo:paragraph-rsid="0025660e" style:font-weight-asian="bold" style:font-weight-complex="bold"/>
    </style:style>
    <style:style style:name="P6" style:family="paragraph" style:parent-style-name="Standard">
      <style:text-properties officeooo:rsid="0021adf8" officeooo:paragraph-rsid="0021adf8"/>
    </style:style>
    <style:style style:name="P7" style:family="paragraph" style:parent-style-name="Standard">
      <style:text-properties officeooo:rsid="0022766e" officeooo:paragraph-rsid="0022766e"/>
    </style:style>
    <style:style style:name="P8" style:family="paragraph" style:parent-style-name="Standard">
      <style:text-properties officeooo:rsid="00237e85" officeooo:paragraph-rsid="00237e85"/>
    </style:style>
    <style:style style:name="P9" style:family="paragraph" style:parent-style-name="Standard">
      <style:text-properties officeooo:rsid="00250193" officeooo:paragraph-rsid="00250193"/>
    </style:style>
    <style:style style:name="P10" style:family="paragraph" style:parent-style-name="Standard">
      <style:text-properties officeooo:rsid="0025660e" officeooo:paragraph-rsid="0025660e"/>
    </style:style>
    <style:style style:name="P11" style:family="paragraph" style:parent-style-name="Standard">
      <style:text-properties officeooo:rsid="0026b3a2" officeooo:paragraph-rsid="0026b3a2"/>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21adf8" style:font-weight-asian="bold" style:font-weight-complex="bold"/>
    </style:style>
    <style:style style:name="T3" style:family="text">
      <style:text-properties officeooo:rsid="0021adf8"/>
    </style:style>
    <style:style style:name="T4" style:family="text">
      <style:text-properties fo:font-weight="bold" style:font-weight-asian="bold" style:font-weight-complex="bold"/>
    </style:style>
    <style:style style:name="T5" style:family="text">
      <style:text-properties fo:font-weight="bold" officeooo:rsid="00237e85" style:font-weight-asian="bold" style:font-weight-complex="bold"/>
    </style:style>
    <style:style style:name="T6" style:family="text">
      <style:text-properties officeooo:rsid="00237e85"/>
    </style:style>
    <style:style style:name="T7" style:family="text">
      <style:text-properties officeooo:rsid="00251e4f"/>
    </style:style>
    <style:style style:name="T8" style:family="text">
      <style:text-properties officeooo:rsid="0027d2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TE 404</text:p>
      <text:p text:style-name="P1">Quiz 2</text:p>
      <text:p text:style-name="P1">Nikita Persikov</text:p>
      <text:p text:style-name="P1"/>
      <text:p text:style-name="P1"><text:span text:style-name="T2">Q</text:span><text:span text:style-name="T1">1:</text:span></text:p>
      <text:p text:style-name="P1"/>
      <text:p text:style-name="P1">int main()</text:p>
      <text:p text:style-name="P1">{</text:p>
      <text:p text:style-name="P1"><text:s text:c="4"/>int a[] = {0, 1, 2, 3};</text:p>
      <text:p text:style-name="P1"><text:s text:c="4"/>int b[] = {2, 3, 4, 5};</text:p>
      <text:p text:style-name="P1"><text:s text:c="4"/>int *c = new int[4];</text:p>
      <text:p text:style-name="P1"/>
      <text:p text:style-name="P1"><text:s text:c="4"/>for(int i = 0; i &lt; 4; i++)</text:p>
      <text:p text:style-name="P1"><text:s text:c="4"/>{</text:p>
      <text:p text:style-name="P1"><text:s text:c="8"/>c[i] = a[i] + b[i];</text:p>
      <text:p text:style-name="P1"><text:s text:c="4"/>}</text:p>
      <text:p text:style-name="P1">}</text:p>
      <text:p text:style-name="P1"/>
      <text:p text:style-name="P2"><text:span text:style-name="T3">Q</text:span>2:</text:p>
      <text:p text:style-name="P1"/>
      <text:p text:style-name="P6"><text:span text:style-name="T4">def</text:span> is used for defining functions.</text:p>
      <text:p text:style-name="P6"><text:span text:style-name="T4">return</text:span> is used to finish the function, give an output, and return to the code where the function was called.</text:p>
      <text:p text:style-name="P6"><text:span text:style-name="T5">i</text:span><text:span text:style-name="T4">mport</text:span> is used to add code from outside packages to the code you are writing.</text:p>
      <text:p text:style-name="P7"><text:span text:style-name="T5">n</text:span><text:span text:style-name="T4">umpy.linspace</text:span> is a function that returns <text:span text:style-name="T6">an </text:span>evenly spaced <text:span text:style-name="T6">set of </text:span>numbers for a given range <text:span text:style-name="T6">and a number of numbers (length of the array)</text:span></text:p>
      <text:p text:style-name="P7"><text:span text:style-name="T5">n</text:span><text:span text:style-name="T4">umpy.reshape</text:span> changes the shape (dimensions) of an array without changing the data in it.</text:p>
      <text:p text:style-name="P7"><text:span text:style-name="T5">n</text:span><text:span text:style-name="T4">umpy.zeros</text:span> makes an array of some given dimentions and fills it with zeros.</text:p>
      <text:p text:style-name="P8"><text:span text:style-name="T4">range</text:span> is similar to linspace, but instead of giving a number of values, the third argument is the interval between numbers.</text:p>
      <text:p text:style-name="P8"><text:span text:style-name="T4">elif</text:span> is used in if statements. It executes code if the original if statement failed, and sets a new condition to check for, unlike else which runs at the end if all if statements failed.</text:p>
      <text:p text:style-name="P7"/>
      <text:p text:style-name="P3">Q3:</text:p>
      <text:p text:style-name="P8"/>
      <text:p text:style-name="P8">The value of c is 3.0</text:p>
      <text:p text:style-name="P8"/>
      <text:p text:style-name="P3">Q4:</text:p>
      <text:p text:style-name="P8"/>
      <text:p text:style-name="P8">False</text:p>
      <text:p text:style-name="P8"/>
      <text:p text:style-name="P3">Q5:</text:p>
      <text:p text:style-name="P8"/>
      <text:p text:style-name="P9">Data would be [2, 1, 3, 5, 4, 3]</text:p>
      <text:p text:style-name="P9"/>
      <text:p text:style-name="P4">Q6:</text:p>
      <text:p text:style-name="P9"/>
      <text:p text:style-name="P9"><text:soft-page-break/>Call by value is when arguments are passed into a function as actual, <text:span text:style-name="T7">raw</text:span> values, <text:span text:style-name="T7">as opposed to pointers or references</text:span>. This way, anything that happens to those values in the function has no effect on the variables that may have been used as arguments when the function was called.</text:p>
      <text:p text:style-name="P9"/>
      <text:p text:style-name="P5">Q7:</text:p>
      <text:p text:style-name="P10"/>
      <text:p text:style-name="P11">False</text:p>
      <text:p text:style-name="P11"/>
      <text:p text:style-name="P11">This is because SOR is a method of accelerating an iterative solver, while the Thomas algorithm is a direct solver. <text:span text:style-name="T8">An iterative solver tries to improve upon its estimate of the solution vector with every iteration, and the SOR improves the speed of this convergence by taking the last rate of change into account. This idea cannot be implemented into a direct algorithm, since it does not iterate that way over the solution vec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2T13:51:41.207214181</meta:creation-date>
    <dc:date>2021-10-02T17:36:29.076965781</dc:date>
    <meta:editing-duration>PT19M55S</meta:editing-duration>
    <meta:editing-cycles>6</meta:editing-cycles>
    <meta:generator>LibreOffice/6.0.7.3$Linux_X86_64 LibreOffice_project/00m0$Build-3</meta:generator>
    <meta:document-statistic meta:table-count="0" meta:image-count="0" meta:object-count="0" meta:page-count="2" meta:paragraph-count="34" meta:word-count="341" meta:character-count="1814" meta:non-whitespace-character-count="1475"/>
  </office:meta>
</office:document-meta>
</file>